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owHttpClientSocketFactory.createSocket( String host , int port , InetAddress localAddress , int localPort , HttpConnectionParam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lowHttpClientSocketFactory.createSocket( String host , int port , InetAddress clientHost , int client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HttpClientSocketFactory.createSocket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owHttpClientSocketFactory.SlowHttpClientSocketFactory( final int c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